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07cm" fo:min-width="5.914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5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368cm" fo:min-width="8.261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31cm" fo:min-width="4.80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8" style:family="graphic" style:parent-style-name="standard">
      <style:graphic-properties draw:stroke="none" svg:stroke-color="#000000" draw:fill="none" draw:fill-color="#ffffff" fo:min-height="0.878cm"/>
    </style:style>
    <style:style style:name="gr9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7cm" fo:min-width="6.319cm"/>
    </style:style>
    <style:style style:name="gr10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7cm" fo:min-width="14.417cm"/>
    </style:style>
    <style:style style:name="gr11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47cm" fo:min-width="13.38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gradient" draw:fill-gradient-name="Grison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9.985cm" svg:y="1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684cm" svg:height="0.927cm" svg:x="7.33cm" svg:y="3.791cm">
          <text:p text:style-name="P2">Display user interfac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684cm" svg:y1="2.786cm" svg:x2="10.672cm" svg:y2="3.791cm" draw:start-shape="id1" draw:start-glue-point="8" draw:end-shape="id2" draw:end-glue-point="0" svg:d="M10684 2786l-12 1005" svg:viewBox="0 0 13 1006">
          <text:p/>
        </draw:connector>
        <draw:custom-shape draw:style-name="gr4" draw:text-style-name="P5" xml:id="id4" draw:id="id4" draw:layer="layout" svg:width="1.397cm" svg:height="1.397cm" svg:x="9.958cm" svg:y="16.65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672cm" svg:y1="4.718cm" svg:x2="10.657cm" svg:y2="5.755cm" draw:start-shape="id2" draw:start-glue-point="2" draw:end-shape="id3" draw:end-glue-point="4" svg:d="M10672 4718l-15 1037" svg:viewBox="0 0 16 1038">
          <text:p/>
        </draw:connector>
        <draw:custom-shape draw:style-name="gr5" draw:text-style-name="P3" xml:id="id5" draw:id="id5" draw:layer="layout" svg:width="9.017cm" svg:height="0.874cm" svg:x="1.576cm" svg:y="19.092cm">
          <text:p text:style-name="P2">Start <text:span text:style-name="T1">CallInSession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9.958cm" svg:y1="17.354cm" svg:x2="6.084cm" svg:y2="19.092cm" draw:start-shape="id4" draw:start-glue-point="5" draw:end-shape="id5" draw:end-glue-point="0" svg:d="M9958 17354h-3874v1738" svg:viewBox="0 0 3875 1739">
          <text:p/>
        </draw:connector>
        <draw:connector draw:style-name="gr3" draw:text-style-name="P4" draw:layer="layout" svg:x1="11.355cm" svg:y1="17.354cm" svg:x2="15.084cm" svg:y2="21.093cm" draw:start-shape="id4" draw:start-glue-point="7" draw:end-shape="id6" svg:d="M11355 17354h3729v3739" svg:viewBox="0 0 3730 3740">
          <text:p/>
        </draw:connector>
        <draw:custom-shape draw:style-name="gr4" draw:text-style-name="P5" xml:id="id7" draw:id="id7" draw:layer="layout" svg:width="1.397cm" svg:height="1.397cm" svg:x="9.921cm" svg:y="22.6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6.084cm" svg:y1="19.966cm" svg:x2="9.921cm" svg:y2="23.354cm" draw:start-shape="id5" draw:start-glue-point="2" draw:end-shape="id7" draw:end-glue-point="5" svg:d="M6084 19966v3388h3837" svg:viewBox="0 0 3838 3389">
          <text:p/>
        </draw:connector>
        <draw:custom-shape draw:style-name="gr6" draw:text-style-name="P3" xml:id="id8" draw:id="id8" draw:layer="layout" svg:width="5.535cm" svg:height="0.792cm" svg:x="7.871cm" svg:y="25.135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62cm" svg:y1="24.052cm" svg:x2="10.638cm" svg:y2="25.135cm" draw:start-shape="id7" draw:start-glue-point="6" draw:end-shape="id8" svg:d="M10620 24052l18 1083" svg:viewBox="0 0 19 1084">
          <text:p/>
        </draw:connector>
        <draw:connector draw:style-name="gr3" draw:text-style-name="P4" draw:layer="layout" draw:type="line" svg:x1="10.638cm" svg:y1="25.927cm" svg:x2="10.645cm" svg:y2="26.93cm" draw:start-shape="id8" draw:start-glue-point="2" draw:end-shape="id9" svg:d="M10638 25927l7 1003" svg:viewBox="0 0 8 1004">
          <text:p/>
        </draw:connector>
        <draw:g xml:id="id9" draw:id="id9">
          <draw:custom-shape draw:style-name="gr1" draw:text-style-name="P1" draw:layer="layout" svg:width="1.397cm" svg:height="1.397cm" svg:x="9.943cm" svg:y="26.9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1.397cm" svg:height="1.397cm" svg:x="9.951cm" svg:y="26.9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frame draw:style-name="gr8" draw:text-style-name="P7" draw:layer="layout" svg:width="4.202cm" svg:height="1.128cm" svg:x="5.037cm" svg:y="16.15cm">
          <draw:text-box>
            <text:p>PICKED_UP</text:p>
          </draw:text-box>
        </draw:frame>
        <draw:frame draw:style-name="gr8" draw:text-style-name="P7" draw:layer="layout" svg:width="3.887cm" svg:height="1.128cm" svg:x="12.337cm" svg:y="16.15cm">
          <draw:text-box>
            <text:p>REJECTED</text:p>
          </draw:text-box>
        </draw:frame>
        <draw:custom-shape draw:style-name="gr9" draw:text-style-name="P3" xml:id="id10" draw:id="id10" draw:layer="layout" svg:width="7.115cm" svg:height="1.016cm" svg:x="7.107cm" svg:y="8.19cm">
          <text:p text:style-name="P2">Are five seconds over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664cm" svg:y1="9.206cm" svg:x2="10.657cm" svg:y2="10.155cm" draw:start-shape="id10" draw:start-glue-point="2" draw:end-shape="id11" draw:end-glue-point="4" svg:d="M10664 9206l-7 949" svg:viewBox="0 0 8 950">
          <text:p/>
        </draw:connector>
        <draw:custom-shape draw:style-name="gr4" draw:text-style-name="P5" xml:id="id3" draw:id="id3" draw:layer="layout" svg:width="1.397cm" svg:height="1.397cm" svg:x="9.958cm" svg:y="5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0.657cm" svg:y1="7.152cm" svg:x2="10.664cm" svg:y2="8.19cm" draw:start-shape="id3" draw:start-glue-point="6" draw:end-shape="id10" draw:end-glue-point="0" svg:d="M10657 7152l7 1038" svg:viewBox="0 0 8 1039">
          <text:p/>
        </draw:connector>
        <draw:custom-shape draw:style-name="gr4" draw:text-style-name="P5" xml:id="id11" draw:id="id11" draw:layer="layout" svg:width="1.397cm" svg:height="1.397cm" svg:x="9.958cm" svg:y="10.1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3.098cm" svg:x1="11.355cm" svg:y1="10.854cm" svg:x2="11.355cm" svg:y2="6.454cm" draw:start-shape="id11" draw:start-glue-point="7" draw:end-shape="id3" draw:end-glue-point="7" svg:d="M11355 10854h3599v-4400h-3599" svg:viewBox="0 0 3600 4401">
          <text:p/>
        </draw:connector>
        <draw:custom-shape draw:style-name="gr10" draw:text-style-name="P3" xml:id="id12" draw:id="id12" draw:layer="layout" svg:width="15.213cm" svg:height="1.016cm" svg:x="3.059cm" svg:y="12.591cm">
          <text:p text:style-name="P2">Get references to previously established conn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657cm" svg:y1="11.552cm" svg:x2="10.665cm" svg:y2="12.591cm" draw:start-shape="id11" draw:start-glue-point="6" draw:end-shape="id12" svg:d="M10657 11552l8 1039" svg:viewBox="0 0 9 1040">
          <text:p/>
        </draw:connector>
        <draw:custom-shape draw:style-name="gr11" draw:text-style-name="P3" xml:id="id13" draw:id="id13" draw:layer="layout" svg:width="14.181cm" svg:height="1.016cm" svg:x="3.583cm" svg:y="14.592cm">
          <text:p text:style-name="P2">Process messages from <text:span text:style-name="T1">IncomingCallActivit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0.665cm" svg:y1="13.607cm" svg:x2="10.673cm" svg:y2="14.592cm" draw:start-shape="id12" draw:start-glue-point="2" draw:end-shape="id13" svg:d="M10665 13607l8 985" svg:viewBox="0 0 9 986">
          <text:p/>
        </draw:connector>
        <draw:connector draw:style-name="gr3" draw:text-style-name="P4" draw:layer="layout" draw:type="line" svg:x1="10.673cm" svg:y1="15.608cm" svg:x2="10.657cm" svg:y2="16.655cm" draw:start-shape="id13" draw:start-glue-point="2" draw:end-shape="id4" draw:end-glue-point="4" svg:d="M10673 15608l-16 1047" svg:viewBox="0 0 17 1048">
          <text:p/>
        </draw:connector>
        <draw:custom-shape draw:style-name="gr5" draw:text-style-name="P3" xml:id="id6" draw:id="id6" draw:layer="layout" svg:width="9.017cm" svg:height="0.874cm" svg:x="10.576cm" svg:y="21.093cm">
          <text:p text:style-name="P2">Inform the user of call rej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5.084cm" svg:y1="21.967cm" svg:x2="11.318cm" svg:y2="23.354cm" draw:start-shape="id6" draw:start-glue-point="2" draw:end-shape="id7" draw:end-glue-point="7" svg:d="M15084 21967v1387h-3766" svg:viewBox="0 0 3767 1388">
          <text:p/>
        </draw:connector>
        <draw:frame draw:style-name="gr8" draw:text-style-name="P7" draw:layer="layout" svg:width="1.646cm" svg:height="1.128cm" svg:x="11.038cm" svg:y="10.65cm">
          <draw:text-box>
            <text:p>No</text:p>
          </draw:text-box>
        </draw:frame>
        <draw:frame draw:style-name="gr8" draw:text-style-name="P7" draw:layer="layout" svg:width="1.646cm" svg:height="1.128cm" svg:x="9.138cm" svg:y="11.35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6T10:30:05.227242097</dc:date>
    <meta:editing-duration>PT1H42M21S</meta:editing-duration>
    <meta:editing-cycles>42</meta:editing-cycles>
    <meta:generator>LibreOffice/5.0.5.2$Linux_X86_64 LibreOffice_project/00m0$Build-2</meta:generator>
    <meta:document-statistic meta:object-count="33"/>
  </office:meta>
</office:document-meta>
</file>